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3">
      <style:paragraph-properties fo:text-align="start" style:justify-single-word="false"/>
      <style:text-properties officeooo:rsid="00160308" officeooo:paragraph-rsid="00160308"/>
    </style:style>
    <style:style style:name="P2" style:family="paragraph" style:parent-style-name="Standard">
      <style:paragraph-properties fo:text-align="start" style:justify-single-word="false"/>
      <style:text-properties officeooo:rsid="00160308" officeooo:paragraph-rsid="00160308"/>
    </style:style>
    <style:style style:name="P3" style:family="paragraph" style:parent-style-name="Standard">
      <style:paragraph-properties fo:text-align="center" style:justify-single-word="false"/>
      <style:text-properties fo:font-size="20pt" officeooo:rsid="00160308" officeooo:paragraph-rsid="00160308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20pt" officeooo:rsid="00160308" officeooo:paragraph-rsid="00160308" style:font-size-asian="20pt" style:font-size-complex="20pt"/>
    </style:style>
    <style:style style:name="P5" style:family="paragraph" style:parent-style-name="Standard">
      <style:paragraph-properties fo:text-align="start" style:justify-single-word="false"/>
      <style:text-properties fo:font-size="20pt" officeooo:rsid="00160308" officeooo:paragraph-rsid="00160308" style:font-size-asian="17.5pt" style:font-size-complex="20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3pt" officeooo:rsid="00160308" officeooo:paragraph-rsid="00160308" style:font-size-asian="11.3500003814697pt" style:font-size-complex="13pt"/>
    </style:style>
    <style:style style:name="P7" style:family="paragraph" style:parent-style-name="Standard">
      <style:paragraph-properties fo:text-align="start" style:justify-single-word="false"/>
      <style:text-properties fo:font-size="13pt" officeooo:rsid="00160308" officeooo:paragraph-rsid="00160308" style:font-size-asian="11.3500003814697pt" style:font-size-complex="13pt"/>
    </style:style>
    <style:style style:name="P8" style:family="paragraph" style:parent-style-name="Standard" style:list-style-name="L4">
      <style:paragraph-properties fo:text-align="start" style:justify-single-word="false"/>
      <style:text-properties fo:font-size="13pt" officeooo:rsid="00160308" officeooo:paragraph-rsid="00160308" style:font-size-asian="11.3500003814697pt" style:font-size-complex="13pt"/>
    </style:style>
    <style:style style:name="P9" style:family="paragraph" style:parent-style-name="Standard" style:list-style-name="L5">
      <style:paragraph-properties fo:text-align="start" style:justify-single-word="false"/>
      <style:text-properties fo:font-size="13pt" officeooo:rsid="00160308" officeooo:paragraph-rsid="00160308" style:font-size-asian="11.3500003814697pt" style:font-size-complex="13pt"/>
    </style:style>
    <style:style style:name="P10" style:family="paragraph" style:parent-style-name="Standard" style:list-style-name="L6">
      <style:paragraph-properties fo:text-align="start" style:justify-single-word="false"/>
      <style:text-properties fo:font-size="13pt" officeooo:rsid="00160308" officeooo:paragraph-rsid="00160308" style:font-size-asian="11.3500003814697pt" style:font-size-complex="13pt"/>
    </style:style>
    <style:style style:name="P11" style:family="paragraph" style:parent-style-name="Standard" style:list-style-name="L7">
      <style:paragraph-properties fo:text-align="start" style:justify-single-word="false"/>
      <style:text-properties fo:font-size="13pt" officeooo:rsid="00160308" officeooo:paragraph-rsid="00160308" style:font-size-asian="11.3500003814697pt" style:font-size-complex="13pt"/>
    </style:style>
    <style:style style:name="P12" style:family="paragraph" style:parent-style-name="Standard" style:list-style-name="L4">
      <style:paragraph-properties fo:text-align="start" style:justify-single-word="false"/>
      <style:text-properties fo:font-size="13pt" officeooo:rsid="0017461f" officeooo:paragraph-rsid="0017461f" style:font-size-asian="11.3500003814697pt" style:font-size-complex="13pt"/>
    </style:style>
    <style:style style:name="P13" style:family="paragraph" style:parent-style-name="Standard" style:list-style-name="L6">
      <style:paragraph-properties fo:text-align="start" style:justify-single-word="false"/>
      <style:text-properties fo:font-size="13pt" officeooo:rsid="0017461f" officeooo:paragraph-rsid="0017461f" style:font-size-asian="11.3500003814697pt" style:font-size-complex="13pt"/>
    </style:style>
    <style:style style:name="P14" style:family="paragraph" style:parent-style-name="Standard" style:list-style-name="L3">
      <style:paragraph-properties fo:text-align="start" style:justify-single-word="false"/>
      <style:text-properties officeooo:paragraph-rsid="00160308"/>
    </style:style>
    <style:style style:name="T1" style:family="text">
      <style:text-properties fo:font-size="13pt" style:font-size-asian="11.3500003814697pt" style:font-size-complex="13pt"/>
    </style:style>
    <style:style style:name="T2" style:family="text">
      <style:text-properties fo:font-size="13pt" officeooo:rsid="00160308" style:font-size-asian="11.3500003814697pt" style:font-size-complex="13pt"/>
    </style:style>
    <style:style style:name="T3" style:family="text">
      <style:text-properties fo:font-size="13pt" officeooo:rsid="0017461f" style:font-size-asian="11.3500003814697pt" style:font-size-complex="13pt"/>
    </style:style>
    <style:style style:name="T4" style:family="text">
      <style:text-properties officeooo:rsid="0017461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Journal de bord</text:p>
      <text:list xml:id="list6421602203397980187" text:style-name="L1">
        <text:list-header>
          <text:p text:style-name="P6"/>
          <text:p text:style-name="P6">Rémi de grauw, </text:p>
        </text:list-header>
      </text:list>
      <text:p text:style-name="P7"><text:tab/>germain delliance, </text:p>
      <text:p text:style-name="P7"><text:tab/>ludovic Soret</text:p>
      <text:p text:style-name="P7"><text:tab/>benjamin Caroux</text:p>
      <text:p text:style-name="P7"><text:tab/>Thomas Provain</text:p>
      <text:p text:style-name="P7"/>
      <text:p text:style-name="P4">Premier jour :</text:p>
      <text:list xml:id="list1668906269637154239" text:style-name="L4">
        <text:list-item>
          <text:p text:style-name="P8">Création du Tableau Trello.</text:p>
        </text:list-item>
        <text:list-item>
          <text:p text:style-name="P12">Création du sondage.</text:p>
        </text:list-item>
      </text:list>
      <text:list xml:id="list2521054809725617628" text:style-name="L3">
        <text:list-item>
          <text:p text:style-name="P14"><text:span text:style-name="T2">Réflexion sur le thème du projet ⇒ Un site de tourisme où on peut choisir un itinéraire déjà prédéfini afin de visiter la ville de Boulogne sur une journée.</text:span></text:p>
        </text:list-item>
        <text:list-item>
          <text:p text:style-name="P1"><text:span text:style-name="T1">Réflexion sur le nom du projet ⇒ « One Day In Boulogne ».</text:span></text:p>
        </text:list-item>
        <text:list-item>
          <text:p text:style-name="P1"><text:span text:style-name="T1">Début de la réalisation de la </text:span><text:span text:style-name="T3">O</text:span><text:span text:style-name="T1">ne </text:span><text:span text:style-name="T3">P</text:span><text:span text:style-name="T1">age.</text:span></text:p>
        </text:list-item>
      </text:list>
      <text:p text:style-name="P2"><text:span text:style-name="T1"/></text:p>
      <text:p text:style-name="P4">Deuxiéme jour :</text:p>
      <text:list xml:id="list3991322154554540558" text:style-name="L5">
        <text:list-item>
          <text:p text:style-name="P9">Continuation du One <text:span text:style-name="T4">P</text:span>age.</text:p>
        </text:list-item>
        <text:list-item>
          <text:p text:style-name="P9">Réflexion sur le site principale.</text:p>
        </text:list-item>
        <text:list-item>
          <text:p text:style-name="P9">Début de la création du site principal.</text:p>
        </text:list-item>
      </text:list>
      <text:p text:style-name="P7"/>
      <text:p text:style-name="P5">Troisième jour : </text:p>
      <text:list xml:id="list7687485876991588655" text:style-name="L6">
        <text:list-item>
          <text:p text:style-name="P10">Fin de la One Page.</text:p>
        </text:list-item>
        <text:list-item>
          <text:p text:style-name="P10">Continuation du site principale.</text:p>
        </text:list-item>
        <text:list-item>
          <text:p text:style-name="P13">Création de la page personnalisable et des pages des itinéraires.</text:p>
        </text:list-item>
      </text:list>
      <text:p text:style-name="P7"/>
      <text:p text:style-name="P7"/>
      <text:p text:style-name="P5">Quatrième jour :</text:p>
      <text:list xml:id="list585377476109268040" text:style-name="L7">
        <text:list-item>
          <text:p text:style-name="P11">Fin du site principal.</text:p>
        </text:list-item>
        <text:list-item>
          <text:p text:style-name="P11">Création d<text:span text:style-name="T4">es statistiques des résultat de sondag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2T16:46:43.772034180</meta:creation-date>
    <dc:date>2016-12-22T17:00:37.268514399</dc:date>
    <meta:editing-duration>PT3M3S</meta:editing-duration>
    <meta:editing-cycles>1</meta:editing-cycles>
    <meta:document-statistic meta:table-count="0" meta:image-count="0" meta:object-count="0" meta:page-count="1" meta:paragraph-count="24" meta:word-count="144" meta:character-count="756" meta:non-whitespace-character-count="643"/>
    <meta:generator>LibreOffice/5.1.4.2$Linux_X86_64 LibreOffice_project/10m0$Build-2</meta:generator>
  </office:meta>
</office:document-meta>
</file>